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50938a" draw:textarea-horizontal-align="justify" draw:textarea-vertical-align="middle" draw:auto-grow-height="false" fo:min-height="2.25cm" fo:min-width="3cm"/>
      <style:paragraph-properties style:writing-mode="lr-tb"/>
    </style:style>
    <style:style style:name="gr2" style:family="graphic" style:parent-style-name="objectwithoutfill">
      <style:graphic-properties draw:stroke="dash" draw:stroke-dash="Dash" svg:stroke-width="0.081cm" svg:stroke-color="#000000" draw:marker-start-width="0.322cm" draw:marker-end="" draw:marker-end-width="0.4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draw:stroke="dash" draw:stroke-dash="Dash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000000" draw:fill-color="#d62e4e" draw:textarea-horizontal-align="justify" draw:textarea-vertical-align="middle" draw:auto-grow-height="false" fo:min-height="2.25cm" fo:min-width="3cm"/>
      <style:paragraph-properties style:writing-mode="lr-tb"/>
    </style:style>
    <style:style style:name="gr5" style:family="graphic" style:parent-style-name="objectwithoutfill">
      <style:graphic-properties draw:stroke="solid" draw:stroke-dash="Dash" svg:stroke-width="0.081cm" svg:stroke-color="#d62e4e" draw:marker-start-width="0.321cm" draw:marker-end="Arrowheads_20_1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2.25cm" fo:min-width="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75cm" fo:min-width="0cm"/>
      <style:paragraph-properties style:writing-mode="lr-tb"/>
    </style:style>
    <style:style style:name="gr8" style:family="graphic" style:parent-style-name="objectwithoutfill">
      <style:graphic-properties svg:stroke-width="0.081cm" svg:stroke-color="#d62e4e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style:text-position="33% 58%" style:font-name="Latin Modern Sans" fo:font-size="22pt" style:font-size-asian="22pt" style:font-size-complex="22pt"/>
    </style:style>
    <style:style style:name="P2" style:family="paragraph">
      <loext:graphic-properties draw:fill-color="#50938a"/>
      <style:paragraph-properties fo:text-align="center" style:writing-mode="lr-tb"/>
      <style:text-properties style:text-position="33% 58%" style:font-name="Latin Modern Sans"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text-position="33% 58%" style:font-name="Latin Modern Sans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d62e4e"/>
      <style:paragraph-properties fo:text-align="center" style:writing-mode="lr-tb"/>
      <style:text-properties style:text-position="33% 58%" style:font-name="Latin Modern Sans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/>
      <style:paragraph-properties fo:text-align="center"/>
      <style:text-properties fo:color="#d62e4e" loext:opacity="100%"/>
    </style:style>
    <style:style style:name="P7" style:family="paragraph">
      <loext:graphic-properties draw:fill-color="#999999"/>
      <style:paragraph-properties fo:text-align="center" style:writing-mode="lr-tb"/>
      <style:text-properties style:text-position="33% 58%" style:font-name="Latin Modern Sans" fo:font-size="22pt" style:font-size-asian="22pt" style:font-size-complex="22pt"/>
    </style:style>
    <style:style style:name="P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Latin Modern Sans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atin Modern Sans" fo:font-size="20pt" fo:font-weight="bold" style:font-weight-asian="bold" style:font-weight-complex="bold"/>
    </style:style>
    <style:style style:name="T1" style:family="text">
      <style:text-properties style:text-position="33% 58%" style:font-name="Latin Modern Sans" fo:font-size="32pt" fo:font-weight="bold" style:font-size-asian="32pt" style:font-weight-asian="bold" style:font-size-complex="32pt" style:font-weight-complex="bold"/>
    </style:style>
    <style:style style:name="T2" style:family="text">
      <style:text-properties style:text-position="0% 100%" style:font-name="Latin Modern Sans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0% 100%" style:font-name="Latin Modern Sans" fo:font-size="20pt" fo:font-weight="bold" style:font-size-asian="20pt" style:font-weight-asian="bold" style:font-size-complex="20pt" style:font-weight-complex="bold"/>
    </style:style>
    <style:style style:name="T4" style:family="text">
      <style:text-properties style:text-position="33% 58%" style:font-name="Latin Modern Sans" fo:font-size="20pt" fo:font-weight="bold" style:font-size-asian="20pt" style:font-weight-asian="bold" style:font-size-complex="20pt" style:font-weight-complex="bold"/>
    </style:style>
    <style:style style:name="T5" style:family="text">
      <style:text-properties style:text-position="0% 100%" style:font-name="Latin Modern Sans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Latin Modern Sans" fo:font-size="20pt" fo:font-weight="bold" style:font-name-asian="Liberation Sans2" style:font-weight-asian="bold" style:font-name-complex="Liberation Sans2" style:font-weight-complex="bold"/>
    </style:style>
    <style:style style:name="T7" style:family="text">
      <style:text-properties style:text-position="33% 58%" style:font-name="Latin Modern Sans" fo:font-size="20pt" fo:font-weight="bold" style:font-name-asian="Liberation Sans2" style:font-weight-asian="bold" style:font-name-complex="Liberation Sans2" style:font-weight-complex="bold"/>
    </style:style>
    <style:style style:name="T8" style:family="text">
      <style:text-properties style:text-position="0% 100%" style:font-name="Latin Modern Sans" fo:font-size="20pt" fo:font-weight="bold" style:font-name-asian="Liberation Sans2" style:font-weight-asian="bold" style:font-name-complex="Liberation Sans2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2.5cm" svg:x="3.6cm" svg:y="1.191cm">
          <text:p text:style-name="P1"><text:span text:style-name="T1">238</text:span><text:span text:style-name="T2">U</text:span></text:p>
          <text:p text:style-name="P1"><text:span text:style-name="T3">4.5x10</text:span><text:span text:style-name="T4">9</text:span><text:span text:style-name="T3"> y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7.041cm" svg:y1="5.199cm" svg:x2="8.587cm" svg:y2="3.689cm">
            <text:p/>
          </draw:line>
          <draw:path draw:style-name="gr3" draw:text-style-name="P3" draw:layer="layout" svg:width="2.26cm" svg:height="2.294cm" draw:transform="skewX (-0.387114028092342) rotate (0.774228056184684) translate (7.18045166172912cm 5.05929701667745cm)" svg:viewBox="0 0 2261 2295" svg:d="M1828 0c1620 1-1828 2295-1828 2295">
            <text:p/>
          </draw:path>
          <draw:line draw:style-name="gr2" draw:text-style-name="P3" draw:layer="layout" svg:x1="6.942cm" svg:y1="5.304cm" svg:x2="6.229cm" svg:y2="6.01cm">
            <text:p/>
          </draw:line>
          <draw:path draw:style-name="gr3" draw:text-style-name="P3" draw:layer="layout" svg:width="2.261cm" svg:height="2.294cm" draw:transform="skewX (-0.387986692718339) rotate (-2.36823726203111) translate (7.6371295704638cm 4.64138921043061cm)" svg:viewBox="0 0 2262 2295" svg:d="M1829 0c1621-1-1829 2295-1829 2295">
            <text:p/>
          </draw:path>
        </draw:g>
        <draw:custom-shape draw:style-name="gr4" draw:text-style-name="P5" draw:layer="layout" svg:width="3.5cm" svg:height="2.5cm" svg:x="7.7cm" svg:y="5.953cm">
          <text:p text:style-name="P4"><text:span text:style-name="T1">222</text:span><text:span text:style-name="T2">Rn</text:span></text:p>
          <text:p text:style-name="P4"><text:span text:style-name="T3">3.2 day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5cm" svg:x="11.35cm" svg:y="8.8cm">
          <text:p text:style-name="P1"><text:span text:style-name="T1">214</text:span><text:span text:style-name="T2">Bi</text:span></text:p>
          <text:p text:style-name="P1"><text:span text:style-name="T5">19.7 mins</text:span></text:p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4.431cm" svg:height="3.826cm" draw:transform="skewX (0.0191986217719376) rotate (-1.5994197265276) translate (13.2727096700069cm 8.73298200276165cm)" svg:viewBox="0 0 4432 3827" svg:d="M0 3827c8171 1 2541-3827 2541-3827">
          <text:p/>
        </draw:path>
        <draw:path draw:style-name="gr5" draw:text-style-name="P6" draw:layer="layout" svg:width="1.749cm" svg:height="2.945cm" draw:transform="rotate (1.5707963267949) translate (13.154cm 8.8cm)" svg:viewBox="0 0 1750 2946" svg:d="M0 0c1989 0 1740 2946 1740 2946">
          <text:p/>
        </draw:path>
        <draw:custom-shape draw:style-name="gr1" draw:text-style-name="P2" draw:layer="layout" svg:width="3.5cm" svg:height="2.5cm" svg:x="16.05cm" svg:y="5.838cm">
          <text:p text:style-name="P1"><text:span text:style-name="T1">214</text:span><text:span text:style-name="T2">Po</text:span></text:p>
          <text:p text:style-name="P1"><text:span text:style-name="T3">1.64x10</text:span><text:span text:style-name="T4">-6</text:span><text:span text:style-name="T3"> s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19.928cm" svg:y1="15.684cm" svg:x2="21.928cm" svg:y2="13.394cm">
            <text:p/>
          </draw:line>
          <draw:path draw:style-name="gr3" draw:text-style-name="P3" draw:layer="layout" svg:width="3.181cm" svg:height="3.2cm" draw:transform="skewX (-0.247313155007597) rotate (0.852942405449629) translate (20.107574199961cm 15.4713509829248cm)" svg:viewBox="0 0 3182 3201" svg:d="M2573 0c2280 0-2573 3201-2573 3201">
            <text:p/>
          </draw:path>
          <draw:line draw:style-name="gr2" draw:text-style-name="P3" draw:layer="layout" svg:x1="19.8cm" svg:y1="15.844cm" svg:x2="18.878cm" svg:y2="16.915cm">
            <text:p/>
          </draw:line>
          <draw:path draw:style-name="gr3" draw:text-style-name="P3" draw:layer="layout" svg:width="3.181cm" svg:height="3.201cm" draw:transform="skewX (-0.247662220857995) rotate (-2.28917384691576) translate (20.6992733373491cm 14.8387267739442cm)" svg:viewBox="0 0 3182 3202" svg:d="M2573 0c2280-1-2573 3202-2573 3202">
            <text:p/>
          </draw:path>
        </draw:g>
        <draw:custom-shape draw:style-name="gr6" draw:text-style-name="P7" draw:layer="layout" svg:width="3.5cm" svg:height="2.5cm" svg:x="21.35cm" svg:y="16.895cm">
          <text:p text:style-name="P1"><text:span text:style-name="T1">206</text:span><text:span text:style-name="T2">Pb</text:span></text:p>
          <text:p text:style-name="P1"><text:span text:style-name="T3">stabl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4.039cm" svg:height="2.325cm" svg:x="12cm" svg:y="4.75cm">
          <draw:text-box>
            <text:p text:style-name="P8"><text:span text:style-name="T6">β-</text:span></text:p>
            <text:p text:style-name="P8"><text:span text:style-name="T6">19.9 mins</text:span></text:p>
          </draw:text-box>
        </draw:frame>
        <draw:custom-shape draw:style-name="gr1" draw:text-style-name="P2" draw:layer="layout" svg:width="3.5cm" svg:height="2.5cm" svg:x="16.05cm" svg:y="11.638cm">
          <text:p text:style-name="P1"><text:span text:style-name="T1">210</text:span><text:span text:style-name="T2">Pb</text:span></text:p>
          <text:p text:style-name="P1"><text:span text:style-name="T3">22.3 y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7.85cm" svg:y1="8.324cm" svg:x2="17.85cm" svg:y2="11.574cm">
          <text:p/>
        </draw:line>
        <draw:frame draw:style-name="gr7" draw:text-style-name="P11" draw:layer="layout" svg:width="5.138cm" svg:height="2.325cm" svg:x="17.962cm" svg:y="8.8cm">
          <draw:text-box>
            <text:p text:style-name="P10"><text:span text:style-name="T6">α</text:span></text:p>
            <text:p text:style-name="P10"><text:span text:style-name="T6">164.3x10</text:span><text:span text:style-name="T7">-6</text:span><text:span text:style-name="T8"> 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05T10:46:24.918693364</meta:creation-date>
    <dc:date>2020-12-09T16:57:31.677559064</dc:date>
    <meta:editing-duration>PT15M51S</meta:editing-duration>
    <meta:editing-cycles>4</meta:editing-cycles>
    <meta:generator>LibreOffice/7.0.3.1$Linux_X86_64 LibreOffice_project/00$Build-1</meta:generator>
    <meta:document-statistic meta:object-count="21"/>
  </office:meta>
</office:document-meta>
</file>